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26c" officeooo:paragraph-rsid="00175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HTML </text:p>
      <text:p text:style-name="P1"/>
      <text:p text:style-name="P1">&lt;!DOCTYPE html&gt;</text:p>
      <text:p text:style-name="P1">&lt;html&gt;</text:p>
      <text:p text:style-name="P1"/>
      <text:p text:style-name="P1">&lt;head&gt;</text:p>
      <text:p text:style-name="P1"><text:s text:c="4"/>&lt;meta name="viewport" content="width=device-width, initial-scale=1" /&gt;</text:p>
      <text:p text:style-name="P1"><text:s text:c="4"/>&lt;link rel="stylesheet" href="https://stackpath.bootstrapcdn.com/bootstrap/4.5.2/css/bootstrap.min.css" integrity="sha384-JcKb8q3iqJ61gNV9KGb8thSsNjpSL0n8PARn9HuZOnIxN0hoP+VmmDGMN5t9UJ0Z" crossorigin="anonymous" /&gt;</text:p>
      <text:p text:style-name="P1"><text:s text:c="4"/>&lt;script src="https://code.jquery.com/jquery-3.5.1.slim.min.js" integrity="sha384-DfXdz2htPH0lsSSs5nCTpuj/zy4C+OGpamoFVy38MVBnE+IbbVYUew+OrCXaRkfj" crossorigin="anonymous"&gt;&lt;/script&gt;</text:p>
      <text:p text:style-name="P1"><text:s text:c="4"/>&lt;script src="https://cdn.jsdelivr.net/npm/popper.js@1.16.1/dist/umd/popper.min.js" integrity="sha384-9/reFTGAW83EW2RDu2S0VKaIzap3H66lZH81PoYlFhbGU+6BZp6G7niu735Sk7lN" crossorigin="anonymous"&gt;&lt;/script&gt;</text:p>
      <text:p text:style-name="P1"><text:s text:c="4"/>&lt;script src="https://stackpath.bootstrapcdn.com/bootstrap/4.5.2/js/bootstrap.min.js" integrity="sha384-B4gt1jrGC7Jh4AgTPSdUtOBvfO8shuf57BaghqFfPlYxofvL8/KUEfYiJOMMV+rV" crossorigin="anonymous"&gt;&lt;/script&gt;</text:p>
      <text:p text:style-name="P1"><text:s text:c="4"/>&lt;script src="https://kit.fontawesome.com/21422be38f.js" crossorigin="anonymous"&gt;&lt;/script&gt;</text:p>
      <text:p text:style-name="P1">&lt;/head&gt;</text:p>
      <text:p text:style-name="P1"/>
      <text:p text:style-name="P1">&lt;body&gt;</text:p>
      <text:p text:style-name="P1"><text:s text:c="4"/>&lt;div class="container d-flex flex-column"&gt;</text:p>
      <text:p text:style-name="P1"><text:s text:c="8"/>&lt;div class="user-profile d-flex flex-row mt-3"&gt;</text:p>
      <text:p text:style-name="P1"><text:s text:c="12"/>&lt;div class="user d-flex flex-column"&gt;</text:p>
      <text:p text:style-name="P1"><text:s text:c="16"/>&lt;div class="mb-1"&gt;</text:p>
      <text:p text:style-name="P1"><text:s text:c="20"/>&lt;i class="fa-solid fa-user icon"&gt;&lt;/i&gt;</text:p>
      <text:p text:style-name="P1"><text:s text:c="16"/>&lt;/div&gt;</text:p>
      <text:p text:style-name="P1"><text:s text:c="16"/>&lt;h6 class="profile-name ml-3"&gt;PROFILE&lt;/h6&gt;</text:p>
      <text:p text:style-name="P1"><text:s text:c="12"/>&lt;/div&gt;</text:p>
      <text:p text:style-name="P1"><text:s text:c="12"/>&lt;h1 class="name"&gt;CAROLINE&lt;br /&gt; THOMSON &lt;br /&gt;</text:p>
      <text:p text:style-name="P1"><text:s text:c="16"/>&lt;span class="design"&gt;ART DIRECTOR&lt;/span&gt;</text:p>
      <text:p text:style-name="P1"><text:s text:c="12"/>&lt;/h1&gt;</text:p>
      <text:p text:style-name="P1"><text:s text:c="12"/>&lt;div class="vl"&gt;&lt;/div&gt;</text:p>
      <text:p text:style-name="P1"><text:s text:c="12"/>&lt;p class="description"&gt;Advertising compaigns are my forte. &lt;br /&gt;</text:p>
      <text:p text:style-name="P1"><text:s text:c="16"/>I have been in the industry for 6years. &lt;br /&gt;</text:p>
      <text:p text:style-name="P1"><text:s text:c="16"/>Address: LOS Angeles, California &lt;br /&gt;</text:p>
      <text:p text:style-name="P1"><text:s text:c="16"/>Phone: +(87) 834 2934 2344 &lt;br /&gt;</text:p>
      <text:p text:style-name="P1"><text:s text:c="16"/>Website: carolinethompson.com</text:p>
      <text:p text:style-name="P1"><text:s text:c="12"/>&lt;/p&gt;</text:p>
      <text:p text:style-name="P1"><text:s text:c="8"/>&lt;/div&gt;</text:p>
      <text:p text:style-name="P1"><text:s text:c="8"/>&lt;hr&gt;</text:p>
      <text:p text:style-name="P1"><text:s text:c="8"/>&lt;div class="user-profile d-flex flex-row mt-3"&gt;</text:p>
      <text:p text:style-name="P1"><text:s text:c="12"/>&lt;div class="user d-flex flex-column"&gt;</text:p>
      <text:p text:style-name="P1"><text:s text:c="16"/>&lt;div class="mb-1"&gt;</text:p>
      <text:p text:style-name="P1"><text:s text:c="20"/>&lt;i class="fa-solid fa-briefcase icon"&gt;&lt;/i&gt;</text:p>
      <text:p text:style-name="P1"><text:s text:c="16"/>&lt;/div&gt;</text:p>
      <text:p text:style-name="P1"><text:s text:c="16"/>&lt;h6 class="profile-name ml-3"&gt;WORK&lt;/h6&gt;</text:p>
      <text:p text:style-name="P1"><text:s text:c="12"/>&lt;/div&gt;</text:p>
      <text:p text:style-name="P1"><text:s text:c="12"/>&lt;div class="d-flex flex-column mt-0"&gt;</text:p>
      <text:p text:style-name="P1"><text:soft-page-break/><text:s text:c="16"/>&lt;div class="d-flex flex-row mt-0"&gt;</text:p>
      <text:p text:style-name="P1"><text:s text:c="20"/>&lt;h1 class="work-year"&gt;2022 - 2023&lt;/h1&gt;</text:p>
      <text:p text:style-name="P1"><text:s text:c="20"/>&lt;p class="role"&gt;Creative Minds Graphic Design Studio Califonia + Senior Art Director &lt;br /&gt;</text:p>
      <text:p text:style-name="P1"><text:s text:c="24"/>&lt;span class="sub-desc"&gt;Generating and developing ideas to present to the client.&lt;/span&gt;</text:p>
      <text:p text:style-name="P1"><text:s text:c="20"/>&lt;/p&gt;</text:p>
      <text:p text:style-name="P1"><text:s text:c="16"/>&lt;/div&gt;</text:p>
      <text:p text:style-name="P1"><text:s text:c="16"/>&lt;div class="d-flex flex-row mt-0"&gt;</text:p>
      <text:p text:style-name="P1"><text:s text:c="20"/>&lt;h1 class="work-year"&gt;2021 - 2022&lt;/h1&gt;</text:p>
      <text:p text:style-name="P1"><text:s text:c="20"/>&lt;p class="role"&gt;Mega Grafts Pusblishing and Studio + Junior Art Director &lt;br /&gt;</text:p>
      <text:p text:style-name="P1"><text:s text:c="24"/>&lt;span class="sub-desc"&gt;Working on designs to produce an effective advertising compaign&lt;/span&gt;</text:p>
      <text:p text:style-name="P1"><text:s text:c="20"/>&lt;/p&gt;</text:p>
      <text:p text:style-name="P1"><text:s text:c="16"/>&lt;/div&gt;</text:p>
      <text:p text:style-name="P1"><text:s text:c="16"/>&lt;div class="d-flex flex-row mt-0"&gt;</text:p>
      <text:p text:style-name="P1"><text:s text:c="20"/>&lt;h1 class="work-year"&gt;2020 - 2021&lt;/h1&gt;</text:p>
      <text:p text:style-name="P1"><text:s text:c="20"/>&lt;p class="role"&gt;Big Ideas Inc + Assistant Art Director &lt;br /&gt;</text:p>
      <text:p text:style-name="P1"><text:s text:c="24"/>&lt;span class="sub-desc"&gt;Commisioning Specialist. Such as artists, to work on projects&lt;/span&gt;</text:p>
      <text:p text:style-name="P1"><text:s text:c="20"/>&lt;/p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8"/>&lt;hr&gt;</text:p>
      <text:p text:style-name="P1"><text:s text:c="8"/>&lt;div class="user-profile d-flex flex-row mt-3"&gt;</text:p>
      <text:p text:style-name="P1"><text:s text:c="12"/>&lt;div class="user d-flex flex-column"&gt;</text:p>
      <text:p text:style-name="P1"><text:s text:c="16"/>&lt;div class="mb-1"&gt;</text:p>
      <text:p text:style-name="P1"><text:s text:c="20"/>&lt;i class="fa-solid fa-clipboard-list icon"&gt;&lt;/i&gt;</text:p>
      <text:p text:style-name="P1"><text:s text:c="16"/>&lt;/div&gt;</text:p>
      <text:p text:style-name="P1"><text:s text:c="16"/>&lt;h6 class="profile-name ml-2"&gt;SKILLS &amp; &lt;br /&gt;AWARDS&lt;/h6&gt;</text:p>
      <text:p text:style-name="P1"><text:s text:c="12"/>&lt;/div&gt;</text:p>
      <text:p text:style-name="P1"><text:s text:c="12"/>&lt;div class="d-flex flex-row mt-0"&gt;</text:p>
      <text:p text:style-name="P1"><text:s text:c="16"/>&lt;div class="d-flex flex-column mt-0 ml-3"&gt;</text:p>
      <text:p text:style-name="P1"><text:s text:c="20"/>&lt;p class="tech"&gt;UI/UX &lt;/p&gt;</text:p>
      <text:p text:style-name="P1"><text:s text:c="20"/>&lt;p class="tech"&gt;Growth Marketing&lt;/p&gt;</text:p>
      <text:p text:style-name="P1"><text:s text:c="20"/>&lt;p class="tech"&gt;Typography&lt;/p&gt;</text:p>
      <text:p text:style-name="P1"><text:s text:c="20"/>&lt;p class="tech"&gt;Video Production&lt;/p&gt;</text:p>
      <text:p text:style-name="P1"><text:s text:c="20"/>&lt;p class="tech"&gt;Print Design&lt;/p&gt;</text:p>
      <text:p text:style-name="P1"><text:s text:c="16"/>&lt;/div&gt;</text:p>
      <text:p text:style-name="P1"><text:s text:c="16"/>&lt;div class="d-flex flex-column text-center ml-3"&gt;</text:p>
      <text:p text:style-name="P1"><text:s text:c="20"/>&lt;div class="d-flex flex-row"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0"/>&lt;/div&gt;</text:p>
      <text:p text:style-name="P1"><text:s text:c="20"/>&lt;div class="d-flex flex-row"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oft-page-break/><text:s text:c="20"/>&lt;/div&gt;</text:p>
      <text:p text:style-name="P1"><text:s text:c="20"/>&lt;div class="d-flex flex-row"&gt;</text:p>
      <text:p text:style-name="P1"><text:s text:c="24"/>&lt;span class="dots"&gt;&lt;/span&gt;</text:p>
      <text:p text:style-name="P1"><text:s text:c="24"/>&lt;span class="dots"&gt;&lt;/span&gt;</text:p>
      <text:p text:style-name="P1"><text:s text:c="20"/>&lt;/div&gt;</text:p>
      <text:p text:style-name="P1"><text:s text:c="20"/>&lt;div class="d-flex flex-row"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0"/>&lt;/div&gt;</text:p>
      <text:p text:style-name="P1"><text:s text:c="20"/>&lt;div class="d-flex flex-row"&gt;</text:p>
      <text:p text:style-name="P1"><text:s text:c="24"/>&lt;span class="dots"&gt;&lt;/span&gt;</text:p>
      <text:p text:style-name="P1"><text:s text:c="24"/>&lt;span class="dots"&gt;&lt;/span&gt;</text:p>
      <text:p text:style-name="P1"><text:s text:c="24"/>&lt;span class="dots"&gt;&lt;/span&gt;</text:p>
      <text:p text:style-name="P1"><text:s text:c="20"/>&lt;/div&gt;</text:p>
      <text:p text:style-name="P1"><text:s text:c="16"/>&lt;/div&gt;</text:p>
      <text:p text:style-name="P1"><text:s text:c="12"/>&lt;/div&gt;</text:p>
      <text:p text:style-name="P1"><text:s text:c="12"/>&lt;div class="dots-vl"&gt;&lt;/div&gt;</text:p>
      <text:p text:style-name="P1"><text:s text:c="12"/>&lt;div class="d-flex flex-column"&gt;</text:p>
      <text:p text:style-name="P1"><text:s text:c="16"/>&lt;div class="d-flex flex-row"&gt;</text:p>
      <text:p text:style-name="P1"><text:s text:c="20"/>&lt;p class="year"&gt;2019&lt;/p&gt;</text:p>
      <text:p text:style-name="P1"><text:s text:c="20"/>&lt;p class="role"&gt;Suiton Design Awards &lt;br /&gt;</text:p>
      <text:p text:style-name="P1"><text:s text:c="24"/>&lt;span class="sub-desc"&gt;10 Graphic Designer&lt;/span&gt;</text:p>
      <text:p text:style-name="P1"><text:s text:c="20"/>&lt;/p&gt;</text:p>
      <text:p text:style-name="P1"><text:s text:c="16"/>&lt;/div&gt;</text:p>
      <text:p text:style-name="P1"><text:s text:c="16"/>&lt;div class="d-flex flex-row"&gt;</text:p>
      <text:p text:style-name="P1"><text:s text:c="20"/>&lt;p class="year"&gt;2019&lt;/p&gt;</text:p>
      <text:p text:style-name="P1"><text:s text:c="20"/>&lt;p class="role"&gt;Graphic London Award &lt;br /&gt;</text:p>
      <text:p text:style-name="P1"><text:s text:c="24"/>&lt;span class="sub-desc"&gt;10 Graphic Designer&lt;/span&gt;</text:p>
      <text:p text:style-name="P1"><text:s text:c="20"/>&lt;/p&gt;</text:p>
      <text:p text:style-name="P1"><text:s text:c="16"/>&lt;/div&gt;</text:p>
      <text:p text:style-name="P1"><text:s text:c="16"/>&lt;div class="d-flex flex-row"&gt;</text:p>
      <text:p text:style-name="P1"><text:s text:c="20"/>&lt;p class="year"&gt;2019&lt;/p&gt;</text:p>
      <text:p text:style-name="P1"><text:s text:c="20"/>&lt;p class="role"&gt;LA Creatives Award &lt;br /&gt;</text:p>
      <text:p text:style-name="P1"><text:s text:c="24"/>&lt;span class="sub-desc"&gt;Winning Entry: Ad Compaign&lt;/span&gt;</text:p>
      <text:p text:style-name="P1"><text:s text:c="20"/>&lt;/p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8"/>&lt;hr&gt;</text:p>
      <text:p text:style-name="P1"><text:s text:c="8"/>&lt;div class="user-profile d-flex flex-row mt-3"&gt;</text:p>
      <text:p text:style-name="P1"><text:s text:c="12"/>&lt;div class="user d-flex flex-column"&gt;</text:p>
      <text:p text:style-name="P1"><text:s text:c="16"/>&lt;div class="mb-1"&gt;</text:p>
      <text:p text:style-name="P1"><text:s text:c="20"/>&lt;i class="fa-solid fa-lightbulb icon"&gt;&lt;/i&gt;</text:p>
      <text:p text:style-name="P1"><text:s text:c="16"/>&lt;/div&gt;</text:p>
      <text:p text:style-name="P1"><text:s text:c="16"/>&lt;h6 class="profile-name ml-2"&gt;INTERESTS&lt;/h6&gt;</text:p>
      <text:p text:style-name="P1"><text:s text:c="12"/>&lt;/div&gt;</text:p>
      <text:p text:style-name="P1"><text:s text:c="12"/>&lt;div class="d-flex flex-column"&gt;</text:p>
      <text:p text:style-name="P1"><text:s text:c="16"/>&lt;i class="fa-solid fa-desktop image-icon"&gt;&lt;/i&gt;</text:p>
      <text:p text:style-name="P1"><text:s text:c="16"/>&lt;p class="image-name"&gt;Internet&lt;/p&gt;</text:p>
      <text:p text:style-name="P1"><text:soft-page-break/><text:s text:c="12"/>&lt;/div&gt;</text:p>
      <text:p text:style-name="P1"><text:s text:c="12"/>&lt;div class="d-flex flex-column"&gt;</text:p>
      <text:p text:style-name="P1"><text:s text:c="16"/>&lt;i class="fa-solid fa-pencil image-icon"&gt;&lt;/i&gt;</text:p>
      <text:p text:style-name="P1"><text:s text:c="16"/>&lt;p class="image-name"&gt;Sketching&lt;/p&gt;</text:p>
      <text:p text:style-name="P1"><text:s text:c="12"/>&lt;/div&gt;</text:p>
      <text:p text:style-name="P1"><text:s text:c="12"/>&lt;div class="d-flex flex-column"&gt;</text:p>
      <text:p text:style-name="P1"><text:s text:c="16"/>&lt;i class="fa-sharp fa-solid fa-desktop image-icon"&gt;&lt;/i&gt;</text:p>
      <text:p text:style-name="P1"><text:s text:c="16"/>&lt;p class="image-name"&gt;Movies&lt;/p&gt;</text:p>
      <text:p text:style-name="P1"><text:s text:c="12"/>&lt;/div&gt;</text:p>
      <text:p text:style-name="P1"><text:s text:c="12"/>&lt;div class="d-flex flex-column"&gt;</text:p>
      <text:p text:style-name="P1"><text:s text:c="16"/>&lt;i class="fa-solid fa-headphones image-icon"&gt;&lt;/i&gt;</text:p>
      <text:p text:style-name="P1"><text:s text:c="16"/>&lt;p class="image-name"&gt;Music&lt;/p&gt;</text:p>
      <text:p text:style-name="P1"><text:s text:c="12"/>&lt;/div&gt;</text:p>
      <text:p text:style-name="P1"><text:s text:c="8"/>&lt;/div&gt;</text:p>
      <text:p text:style-name="P1"><text:s text:c="8"/>&lt;hr&gt;</text:p>
      <text:p text:style-name="P1"><text:s text:c="8"/>&lt;div class="user-profile d-flex flex-row mt-3"&gt;</text:p>
      <text:p text:style-name="P1"><text:s text:c="12"/>&lt;div class="user d-flex flex-column"&gt;</text:p>
      <text:p text:style-name="P1"><text:s text:c="16"/>&lt;div class="mb-1"&gt;</text:p>
      <text:p text:style-name="P1"><text:s text:c="20"/>&lt;i class="fa-solid fa-book icon"&gt;&lt;/i&gt;</text:p>
      <text:p text:style-name="P1"><text:s text:c="16"/>&lt;/div&gt;</text:p>
      <text:p text:style-name="P1"><text:s text:c="16"/>&lt;h6 class="profile-name ml-2"&gt;EDUCATION&lt;/h6&gt;</text:p>
      <text:p text:style-name="P1"><text:s text:c="12"/>&lt;/div&gt;</text:p>
      <text:p text:style-name="P1"><text:s text:c="12"/>&lt;div class="d-flex flex-column"&gt;</text:p>
      <text:p text:style-name="P1"><text:s text:c="16"/>&lt;div class="d-flex flex-row"&gt;</text:p>
      <text:p text:style-name="P1"><text:s text:c="20"/>&lt;p class="year"&gt;2016 - 2020&lt;/p&gt;</text:p>
      <text:p text:style-name="P1"><text:s text:c="20"/>&lt;p class="education"&gt;Alambama College of Design and Technology - Cum Laude &lt;br /&gt;</text:p>
      <text:p text:style-name="P1"><text:s text:c="24"/>&lt;span class="branch"&gt;Bachelor of Fine Arts Major in Advertising&lt;/span&gt;</text:p>
      <text:p text:style-name="P1"><text:s text:c="20"/>&lt;/p&gt;</text:p>
      <text:p text:style-name="P1"><text:s text:c="16"/>&lt;/div&gt;</text:p>
      <text:p text:style-name="P1"><text:s text:c="16"/>&lt;div class="d-flex flex-row"&gt;</text:p>
      <text:p text:style-name="P1"><text:s text:c="20"/>&lt;p class="year"&gt;2013 - 2016&lt;/p&gt;</text:p>
      <text:p text:style-name="P1"><text:s text:c="20"/>&lt;p class="education"&gt;Helena All Girls Senior High School - Valedictorian &lt;br /&gt;</text:p>
      <text:p text:style-name="P1"><text:s text:c="24"/>&lt;span class="branch"&gt;President of Art and Design Club&lt;/span&gt;</text:p>
      <text:p text:style-name="P1"><text:s text:c="20"/>&lt;/p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/>
      <text:p text:style-name="P1">&lt;/body&gt;</text:p>
      <text:p text:style-name="P1"/>
      <text:p text:style-name="P1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43:20.504433080</meta:creation-date>
    <dc:date>2023-04-21T13:44:08.028397380</dc:date>
    <meta:editing-duration>PT48S</meta:editing-duration>
    <meta:editing-cycles>1</meta:editing-cycles>
    <meta:document-statistic meta:table-count="0" meta:image-count="0" meta:object-count="0" meta:page-count="4" meta:paragraph-count="180" meta:word-count="544" meta:character-count="8456" meta:non-whitespace-character-count="5291"/>
    <meta:generator>LibreOffice/7.4.2.3$Linux_X86_64 LibreOffice_project/40$Build-3</meta:generator>
  </office:meta>
</office:document-meta>
</file>